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76cm" svg:height="9.724cm" svg:x="0.126cm" svg:y="6.021cm">
            <draw:object draw:notify-on-update-of-ranges="Sheet1.B1:Sheet1.B5 Sheet1.C1:Sheet1.C5 Sheet1.B6:Sheet1.B10 Sheet1.C6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4" table:number-columns-repeated="13"/>
        <table:table-row table:style-name="ro1">
          <table:table-cell office:value-type="string" calcext:value-type="string" table:number-columns-spanned="1" table:number-rows-spanned="5">
            <text:p>v1</text:p>
          </table:table-cell>
          <table:table-cell office:value-type="float" office:value="1" calcext:value-type="float">
            <text:p>1</text:p>
          </table:table-cell>
          <table:table-cell office:value-type="float" office:value="37.5423" calcext:value-type="float">
            <text:p>37,5423</text:p>
          </table:table-cell>
          <table:table-cell table:formula="of:=[.C$1]/[.C1]" office:value-type="float" office:value="1" calcext:value-type="float">
            <text:p>1</text:p>
          </table:table-cell>
          <table:table-cell table:formula="of:=[.D1]/[.B1]" office:value-type="float" office:value="1" calcext:value-type="float">
            <text:p>1</text:p>
          </table:table-cell>
          <table:table-cell table:style-name="Default" table:number-columns-repeated="1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0.5615" calcext:value-type="float">
            <text:p>20,5615</text:p>
          </table:table-cell>
          <table:table-cell table:formula="of:=[.C$1]/[.C2]" office:value-type="float" office:value="1.82585414488243" calcext:value-type="float">
            <text:p>1,82585414488243</text:p>
          </table:table-cell>
          <table:table-cell table:formula="of:=[.D2]/[.B2]" office:value-type="float" office:value="0.912927072441213" calcext:value-type="float">
            <text:p>0,912927072441213</text:p>
          </table:table-cell>
          <table:table-cell table:style-name="Default" table:number-columns-repeated="1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2.4617" calcext:value-type="float">
            <text:p>12,4617</text:p>
          </table:table-cell>
          <table:table-cell table:formula="of:=[.C$1]/[.C3]" office:value-type="float" office:value="3.01261465129156" calcext:value-type="float">
            <text:p>3,01261465129156</text:p>
          </table:table-cell>
          <table:table-cell table:formula="of:=[.D3]/[.B3]" office:value-type="float" office:value="0.753153662822889" calcext:value-type="float">
            <text:p>0,753153662822889</text:p>
          </table:table-cell>
          <table:table-cell table:style-name="Default" table:number-columns-repeated="13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.90274" calcext:value-type="float">
            <text:p>9,90274</text:p>
          </table:table-cell>
          <table:table-cell table:formula="of:=[.C$1]/[.C4]" office:value-type="float" office:value="3.79110226058646" calcext:value-type="float">
            <text:p>3,79110226058646</text:p>
          </table:table-cell>
          <table:table-cell table:formula="of:=[.D4]/[.B4]" office:value-type="float" office:value="0.473887782573308" calcext:value-type="float">
            <text:p>0,473887782573308</text:p>
          </table:table-cell>
          <table:table-cell table:style-name="Default" table:number-columns-repeated="13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2" office:value-type="float" office:value="6.17071" calcext:value-type="float">
            <text:p>6,17071</text:p>
          </table:table-cell>
          <table:table-cell table:formula="of:=[.C$1]/[.C5]" office:value-type="float" office:value="6.08395144156831" calcext:value-type="float">
            <text:p>6,08395144156831</text:p>
          </table:table-cell>
          <table:table-cell table:formula="of:=[.D5]/[.B5]" office:value-type="float" office:value="0.38024696509802" calcext:value-type="float">
            <text:p>0,38024696509802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 table:number-columns-spanned="1" table:number-rows-spanned="5">
            <text:p>v2</text:p>
          </table:table-cell>
          <table:table-cell office:value-type="float" office:value="1" calcext:value-type="float">
            <text:p>1</text:p>
          </table:table-cell>
          <table:table-cell office:value-type="float" office:value="38.0256" calcext:value-type="float">
            <text:p>38,0256</text:p>
          </table:table-cell>
          <table:table-cell table:formula="of:=[.C$6]/[.C6]" office:value-type="float" office:value="1" calcext:value-type="float">
            <text:p>1</text:p>
          </table:table-cell>
          <table:table-cell table:formula="of:=[.D6]/[.B6]" office:value-type="float" office:value="1" calcext:value-type="float">
            <text:p>1</text:p>
          </table:table-cell>
          <table:table-cell table:style-name="Default" table:number-columns-repeated="1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.1506" calcext:value-type="float">
            <text:p>13,1506</text:p>
          </table:table-cell>
          <table:table-cell table:formula="of:=[.C$6]/[.C7]" office:value-type="float" office:value="2.89154867458519" calcext:value-type="float">
            <text:p>2,89154867458519</text:p>
          </table:table-cell>
          <table:table-cell table:formula="of:=[.D7]/[.B7]" office:value-type="float" office:value="1.44577433729259" calcext:value-type="float">
            <text:p>1,44577433729259</text:p>
          </table:table-cell>
          <table:table-cell table:style-name="Default" table:number-columns-repeated="1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.44116" calcext:value-type="float">
            <text:p>6,44116</text:p>
          </table:table-cell>
          <table:table-cell table:formula="of:=[.C$6]/[.C8]" office:value-type="float" office:value="5.90353290401108" calcext:value-type="float">
            <text:p>5,90353290401108</text:p>
          </table:table-cell>
          <table:table-cell table:formula="of:=[.D8]/[.B8]" office:value-type="float" office:value="1.47588322600277" calcext:value-type="float">
            <text:p>1,47588322600277</text:p>
          </table:table-cell>
          <table:table-cell table:style-name="Default" table:number-columns-repeated="13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.71597" calcext:value-type="float">
            <text:p>5,71597</text:p>
          </table:table-cell>
          <table:table-cell table:formula="of:=[.C$6]/[.C9]" office:value-type="float" office:value="6.65251916997465" calcext:value-type="float">
            <text:p>6,65251916997465</text:p>
          </table:table-cell>
          <table:table-cell table:formula="of:=[.D9]/[.B9]" office:value-type="float" office:value="0.831564896246831" calcext:value-type="float">
            <text:p>0,831564896246831</text:p>
          </table:table-cell>
          <table:table-cell table:style-name="Default" table:number-columns-repeated="13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.38391" calcext:value-type="float">
            <text:p>5,38391</text:p>
          </table:table-cell>
          <table:table-cell table:formula="of:=[.C$6]/[.C10]" office:value-type="float" office:value="7.06282237258795" calcext:value-type="float">
            <text:p>7,06282237258795</text:p>
          </table:table-cell>
          <table:table-cell table:formula="of:=[.D10]/[.B10]" office:value-type="float" office:value="0.441426398286747" calcext:value-type="float">
            <text:p>0,441426398286747</text:p>
          </table:table-cell>
          <table:table-cell table:style-name="Default" table:number-columns-repeated="1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style-name="Default">
            <draw:frame draw:z-index="1" draw:style-name="gr1" draw:text-style-name="P1" svg:width="17.176cm" svg:height="9.724cm" svg:x="0.331cm" svg:y="0.151cm">
              <draw:object draw:notify-on-update-of-ranges="Sheet1.B1:Sheet1.B5 Sheet1.D1:Sheet1.D5 Sheet1.B6:Sheet1.B10 Sheet1.D6:Sheet1.D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7"/>
          <table:table-cell table:style-name="Default">
            <draw:frame draw:z-index="2" draw:style-name="gr1" draw:text-style-name="P1" svg:width="17.176cm" svg:height="9.724cm" svg:x="0.03cm" svg:y="0.152cm">
              <draw:object draw:notify-on-update-of-ranges="Sheet1.B1:Sheet1.B5 Sheet1.E1:Sheet1.E5 Sheet1.B6:Sheet1.B10 Sheet1.E6:Sheet1.E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 style:data-style-name="N2" text:time-value="21:11:16.156411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3-20T21:25:28.155842949</dc:date>
    <meta:editing-duration>PT1H8M18S</meta:editing-duration>
    <meta:editing-cycles>9</meta:editing-cycles>
    <meta:document-statistic meta:table-count="1" meta:cell-count="4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516cm" svg:y="0.33cm" chart:style-name="ch2">
          <text:p>время выполнения</text:p>
        </chart:title>
        <chart:legend chart:legend-position="end" svg:x="15.278cm" svg:y="4.314cm" style:legend-expansion="high" chart:style-name="ch3"/>
        <chart:plot-area chart:style-name="ch4" svg:x="0.819cm" svg:y="0.039cm" svg:width="15.991cm" svg:height="9.769cm">
          <chart:coordinate-region svg:x="1.453cm" svg:y="0.238cm" svg:width="15.164cm" svg:height="8.923cm"/>
          <chart:axis chart:dimension="x" chart:name="primary-x" chart:style-name="ch5">
            <chart:title svg:x="8.373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5.458cm" chart:style-name="ch6">
              <text:p><text:span text:style-name="T1">Время</text:span></text:p>
            </chart:title>
            <chart:grid chart:style-name="ch7" chart:class="major"/>
          </chart:axis>
          <chart:series chart:style-name="ch8" chart:values-cell-range-address="Sheet1.C1:Sheet1.C5" loext:label-string="v_1" chart:class="chart:scatter">
            <chart:domain table:cell-range-address="Sheet1.B1:Sheet1.B5"/>
            <chart:data-point chart:repeated="5"/>
          </chart:series>
          <chart:series chart:style-name="ch9" chart:values-cell-range-address="Sheet1.C6:Sheet1.C10" loext:label-string="v_2" chart:class="chart:scatter">
            <chart:domain table:cell-range-address="Sheet1.B6:Sheet1.B1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1</text:p>
              </table:table-cell>
              <table:table-cell office:value-type="string">
                <text:p>Column B</text:p>
              </table:table-cell>
              <table:table-cell office:value-type="string">
                <text:p>v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37.5423">
                <text:p>37.5423</text:p>
                <draw:g>
                  <svg:desc>Sheet1.C1:Sheet1.C5</svg:desc>
                </draw:g>
              </table:table-cell>
              <table:table-cell office:value-type="float" office:value="1">
                <text:p>1</text:p>
                <draw:g>
                  <svg:desc>Sheet1.B6:Sheet1.B10</svg:desc>
                </draw:g>
              </table:table-cell>
              <table:table-cell office:value-type="float" office:value="38.0256">
                <text:p>38.0256</text:p>
                <draw:g>
                  <svg:desc>Sheet1.C6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5615">
                <text:p>20.5615</text:p>
              </table:table-cell>
              <table:table-cell office:value-type="float" office:value="2">
                <text:p>2</text:p>
              </table:table-cell>
              <table:table-cell office:value-type="float" office:value="13.1506">
                <text:p>13.1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4617">
                <text:p>12.4617</text:p>
              </table:table-cell>
              <table:table-cell office:value-type="float" office:value="4">
                <text:p>4</text:p>
              </table:table-cell>
              <table:table-cell office:value-type="float" office:value="6.44116">
                <text:p>6.44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.90274">
                <text:p>9.90274</text:p>
              </table:table-cell>
              <table:table-cell office:value-type="float" office:value="8">
                <text:p>8</text:p>
              </table:table-cell>
              <table:table-cell office:value-type="float" office:value="5.71597">
                <text:p>5.71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17071">
                <text:p>6.17071</text:p>
              </table:table-cell>
              <table:table-cell office:value-type="float" office:value="16">
                <text:p>16</text:p>
              </table:table-cell>
              <table:table-cell office:value-type="float" office:value="5.38391">
                <text:p>5.38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7.431cm" svg:y="0.33cm" chart:style-name="ch2">
          <text:p>ускорение</text:p>
        </chart:title>
        <chart:legend chart:legend-position="end" svg:x="15.278cm" svg:y="4.314cm" style:legend-expansion="high" chart:style-name="ch3"/>
        <chart:plot-area chart:style-name="ch4" svg:x="1.011cm" svg:y="0.039cm" svg:width="15.799cm" svg:height="9.769cm">
          <chart:coordinate-region svg:x="1.453cm" svg:y="0.238cm" svg:width="15.164cm" svg:height="8.923cm"/>
          <chart:axis chart:dimension="x" chart:name="primary-x" chart:style-name="ch5">
            <chart:title svg:x="8.469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.108cm" svg:y="5.738cm" chart:style-name="ch6">
              <text:p><text:span text:style-name="T1">ускорение</text:span></text:p>
            </chart:title>
            <chart:grid chart:style-name="ch7" chart:class="major"/>
          </chart:axis>
          <chart:series chart:style-name="ch8" chart:values-cell-range-address="Sheet1.D1:Sheet1.D5" loext:label-string="v_1" chart:class="chart:scatter">
            <chart:domain table:cell-range-address="Sheet1.B1:Sheet1.B5"/>
            <chart:data-point chart:repeated="5"/>
          </chart:series>
          <chart:series chart:style-name="ch9" chart:values-cell-range-address="Sheet1.D6:Sheet1.D10" loext:label-string="v_2" chart:class="chart:scatter">
            <chart:domain table:cell-range-address="Sheet1.B6:Sheet1.B1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1</text:p>
              </table:table-cell>
              <table:table-cell office:value-type="string">
                <text:p>Column B</text:p>
              </table:table-cell>
              <table:table-cell office:value-type="string">
                <text:p>v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D1:Sheet1.D5</svg:desc>
                </draw:g>
              </table:table-cell>
              <table:table-cell office:value-type="float" office:value="1">
                <text:p>1</text:p>
                <draw:g>
                  <svg:desc>Sheet1.B6:Sheet1.B10</svg:desc>
                </draw:g>
              </table:table-cell>
              <table:table-cell office:value-type="float" office:value="1">
                <text:p>1</text:p>
                <draw:g>
                  <svg:desc>Sheet1.D6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585414488243">
                <text:p>1.82585414488243</text:p>
              </table:table-cell>
              <table:table-cell office:value-type="float" office:value="2">
                <text:p>2</text:p>
              </table:table-cell>
              <table:table-cell office:value-type="float" office:value="2.89154867458519">
                <text:p>2.89154867458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1261465129156">
                <text:p>3.01261465129156</text:p>
              </table:table-cell>
              <table:table-cell office:value-type="float" office:value="4">
                <text:p>4</text:p>
              </table:table-cell>
              <table:table-cell office:value-type="float" office:value="5.90353290401108">
                <text:p>5.90353290401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79110226058646">
                <text:p>3.79110226058646</text:p>
              </table:table-cell>
              <table:table-cell office:value-type="float" office:value="8">
                <text:p>8</text:p>
              </table:table-cell>
              <table:table-cell office:value-type="float" office:value="6.65251916997465">
                <text:p>6.65251916997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08395144156831">
                <text:p>6.08395144156831</text:p>
              </table:table-cell>
              <table:table-cell office:value-type="float" office:value="16">
                <text:p>16</text:p>
              </table:table-cell>
              <table:table-cell office:value-type="float" office:value="7.06282237258795">
                <text:p>7.062822372587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801cm" svg:y="0.33cm" chart:style-name="ch2">
          <text:p>эффектифность</text:p>
        </chart:title>
        <chart:legend chart:legend-position="end" svg:x="15.278cm" svg:y="4.314cm" style:legend-expansion="high" chart:style-name="ch3"/>
        <chart:plot-area chart:style-name="ch4" svg:x="0.724cm" svg:y="0.039cm" svg:width="16.086cm" svg:height="9.769cm">
          <chart:coordinate-region svg:x="1.453cm" svg:y="0.238cm" svg:width="15.164cm" svg:height="8.923cm"/>
          <chart:axis chart:dimension="x" chart:name="primary-x" chart:style-name="ch5">
            <chart:title svg:x="8.355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6.137cm" chart:style-name="ch6">
              <text:p><text:span text:style-name="T1">ускорение/ядро</text:span></text:p>
            </chart:title>
            <chart:grid chart:style-name="ch7" chart:class="major"/>
          </chart:axis>
          <chart:series chart:style-name="ch8" chart:values-cell-range-address="Sheet1.E1:Sheet1.E5" loext:label-string="v_1" chart:class="chart:scatter">
            <chart:domain table:cell-range-address="Sheet1.B1:Sheet1.B5"/>
            <chart:data-point chart:repeated="5"/>
          </chart:series>
          <chart:series chart:style-name="ch9" chart:values-cell-range-address="Sheet1.E6:Sheet1.E10" loext:label-string="v_2" chart:class="chart:scatter">
            <chart:domain table:cell-range-address="Sheet1.B6:Sheet1.B1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1</text:p>
              </table:table-cell>
              <table:table-cell office:value-type="string">
                <text:p>Column B</text:p>
              </table:table-cell>
              <table:table-cell office:value-type="string">
                <text:p>v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E1:Sheet1.E5</svg:desc>
                </draw:g>
              </table:table-cell>
              <table:table-cell office:value-type="float" office:value="1">
                <text:p>1</text:p>
                <draw:g>
                  <svg:desc>Sheet1.B6:Sheet1.B10</svg:desc>
                </draw:g>
              </table:table-cell>
              <table:table-cell office:value-type="float" office:value="1">
                <text:p>1</text:p>
                <draw:g>
                  <svg:desc>Sheet1.E6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2927072441213">
                <text:p>0.912927072441213</text:p>
              </table:table-cell>
              <table:table-cell office:value-type="float" office:value="2">
                <text:p>2</text:p>
              </table:table-cell>
              <table:table-cell office:value-type="float" office:value="1.44577433729259">
                <text:p>1.44577433729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53153662822889">
                <text:p>0.753153662822889</text:p>
              </table:table-cell>
              <table:table-cell office:value-type="float" office:value="4">
                <text:p>4</text:p>
              </table:table-cell>
              <table:table-cell office:value-type="float" office:value="1.47588322600277">
                <text:p>1.47588322600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73887782573308">
                <text:p>0.473887782573308</text:p>
              </table:table-cell>
              <table:table-cell office:value-type="float" office:value="8">
                <text:p>8</text:p>
              </table:table-cell>
              <table:table-cell office:value-type="float" office:value="0.831564896246831">
                <text:p>0.831564896246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8024696509802">
                <text:p>0.38024696509802</text:p>
              </table:table-cell>
              <table:table-cell office:value-type="float" office:value="16">
                <text:p>16</text:p>
              </table:table-cell>
              <table:table-cell office:value-type="float" office:value="0.441426398286747">
                <text:p>0.441426398286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